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568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Pivot_20_Table_20_Category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ivot_20_Table_20_Field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Pivot_20_Table_20_Category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1000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1000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1000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1000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10000"/>
    <style:style style:name="ce23" style:family="table-cell" style:parent-style-name="Pivot_20_Table_20_Value" style:data-style-name="N10000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1000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Value" style:data-style-name="N10000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Pivot_20_Table_20_Value" style:data-style-name="N10000">
      <style:table-cell-properties fo:border-bottom="0.99pt solid #000000" fo:border-left="none" fo:border-right="0.99pt solid #000000" fo:border-top="none"/>
    </style:style>
    <style:style style:name="ce28" style:family="table-cell" style:parent-style-name="Pivot_20_Table_20_Result" style:data-style-name="N1000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_20_Table_20_Title" style:data-style-name="N1000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Result" style:data-style-name="N1000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Result" style:data-style-name="N10000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Result" style:data-style-name="N1000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/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angielsk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iemieck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/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Now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ójc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aczma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azu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ra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Żaneta</text:p>
          </table:table-cell>
          <table:table-cell table:style-name="ce2" office:value-type="string" calcext:value-type="string">
            <text:p>Ada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ud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Zają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Wieczo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Kró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Wróbe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Paw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Wal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Stępień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Micha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Sikor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r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Dud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Sze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ietr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Marci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Agata</text:p>
          </table:table-cell>
          <table:table-cell table:style-name="ce2" office:value-type="string" calcext:value-type="string">
            <text:p>Włodar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b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Wil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Kaźmier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Sob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Cieś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Kołodzie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Szy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Błasz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Mró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Szczep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Krup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aczmar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Urb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Sylwia</text:p>
          </table:table-cell>
          <table:table-cell table:style-name="ce2" office:value-type="string" calcext:value-type="string">
            <text:p>Ko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ani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Edyta</text:p>
          </table:table-cell>
          <table:table-cell table:style-name="ce2" office:value-type="string" calcext:value-type="string">
            <text:p>Much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To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Kozio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owal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Jan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usia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arkiewic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EMilia</text:p>
          </table:table-cell>
          <table:table-cell table:style-name="ce2" office:value-type="string" calcext:value-type="string">
            <text:p>To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Jaros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Kaja</text:p>
          </table:table-cell>
          <table:table-cell table:style-name="ce2" office:value-type="string" calcext:value-type="string">
            <text:p>Kołodziej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opeć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Ż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Łu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ziedzi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Sta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Piąt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Jóźw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Pawl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Kr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Domagał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Po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Igna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Fran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Erazmu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/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Ignacz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/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Igna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Aneta</text:p>
          </table:table-cell>
          <table:table-cell table:style-name="ce2" office:value-type="string" calcext:value-type="string">
            <text:p>Era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/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Henry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Ignaczk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Era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/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Erazi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rancuski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4" table:default-cell-style-name="ce22"/>
        <table:table-column table:style-name="co11" table:default-cell-style-name="ce26"/>
        <table:table-column table:style-name="co11" table:default-cell-style-name="ce32"/>
        <table:table-row table:style-name="ro2">
          <table:table-cell table:style-name="ce7" office:value-type="string" calcext:value-type="string">
            <text:p>Liczba - Nazwisko</text:p>
          </table:table-cell>
          <table:table-cell table:style-name="ce12" office:value-type="string" calcext:value-type="string">
            <text:p>Przyjęty do klasy</text:p>
          </table:table-cell>
          <table:table-cell table:style-name="ce19" table:number-columns-repeated="5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20" office:value-type="string" calcext:value-type="string">
            <text:p>1B</text:p>
          </table:table-cell>
          <table:table-cell table:style-name="ce20" office:value-type="string" calcext:value-type="string">
            <text:p>1C</text:p>
          </table:table-cell>
          <table:table-cell table:style-name="ce20" office:value-type="string" calcext:value-type="string">
            <text:p>1D</text:p>
          </table:table-cell>
          <table:table-cell table:style-name="ce20" office:value-type="string" calcext:value-type="string">
            <text:p>1E</text:p>
          </table:table-cell>
          <table:table-cell table:style-name="ce20" office:value-type="string" calcext:value-type="string">
            <text:p>1F</text:p>
          </table:table-cell>
          <table:table-cell table:style-name="ce30" office:value-type="string" calcext:value-type="string">
            <text:p>Razem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Razem Wynik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8" office:value-type="float" office:value="27" calcext:value-type="float">
            <text:p>27</text:p>
          </table:table-cell>
          <table:table-cell table:style-name="ce34" office:value-type="float" office:value="165" calcext:value-type="float">
            <text:p>165</text:p>
          </table:table-cell>
        </table:table-row>
      </table:table>
      <table:table table:name="Arkusz3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</table:table>
      <table:table table:name="Arkusz4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</table:table>
      <table:named-expressions/>
      <table:database-ranges>
        <table:database-range table:name="__Anonymous_Sheet_DB__0" table:target-range-address="Uczniowie.A1:Uczniowie.I166">
          <table:filter table:target-range-address="Arkusz4.A1" table:condition-source-range-address="Uczniowie.K1:Uczniowie.L3">
            <table:filter-or>
              <table:filter-and>
                <table:filter-condition table:value="K" table:operator="=" table:field-number="2"/>
                <table:filter-condition table:value="angielski" table:operator="=" table:field-number="8"/>
              </table:filter-and>
              <table:filter-and>
                <table:filter-condition table:value="K" table:operator="=" table:field-number="2"/>
                <table:filter-condition table:value="niemiecki" table:operator="=" table:field-number="8"/>
              </table:filter-and>
            </table:filter-or>
          </table:filter>
        </table:database-range>
        <table:database-range table:name="__Anonymous_Sheet_DB__2" table:target-range-address="Arkusz3.A1:Arkusz3.I20"/>
        <table:database-range table:name="__Anonymous_Sheet_DB__3" table:target-range-address="Arkusz4.A1:Arkusz4.I37"/>
      </table:database-ranges>
      <table:data-pilot-tables>
        <table:data-pilot-table table:name="DataPilot1" table:application-data="" table:target-range-address="'Tabela przestawna_Uczniowie_1'.A1:'Tabela przestawna_Uczniowie_1'.H13" table:buttons="'Tabela przestawna_Uczniowie_1'.A2 'Tabela przestawna_Uczniowie_1'.B1" table:show-filter-button="false" table:drill-down-on-double-click="false">
          <table:source-cell-range table:cell-range-address="Uczniowie.A1:Uczniowie.I166"/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zwisko" table:orientation="data" table:used-hierarchy="0" table:function="count">
            <table:data-pilot-level table:show-empty="false" calcext:repeat-item-labels="false">
              <table:data-pilot-members>
                <table:data-pilot-member table:name="Adamczyk" table:display="true" table:show-details="true"/>
                <table:data-pilot-member table:name="Adamski" table:display="true" table:show-details="true"/>
                <table:data-pilot-member table:name="Andrzejewski" table:display="true" table:show-details="true"/>
                <table:data-pilot-member table:name="Baran" table:display="true" table:show-details="true"/>
                <table:data-pilot-member table:name="Baranowski" table:display="true" table:show-details="true"/>
                <table:data-pilot-member table:name="Bąk" table:display="true" table:show-details="true"/>
                <table:data-pilot-member table:name="Błaszczyk" table:display="true" table:show-details="true"/>
                <table:data-pilot-member table:name="Borkowski" table:display="true" table:show-details="true"/>
                <table:data-pilot-member table:name="Borowski" table:display="true" table:show-details="true"/>
                <table:data-pilot-member table:name="Brzeziński" table:display="true" table:show-details="true"/>
                <table:data-pilot-member table:name="Brzozowski" table:display="true" table:show-details="true"/>
                <table:data-pilot-member table:name="Chmielewski" table:display="true" table:show-details="true"/>
                <table:data-pilot-member table:name="Chojnacki" table:display="true" table:show-details="true"/>
                <table:data-pilot-member table:name="Ciesielski" table:display="true" table:show-details="true"/>
                <table:data-pilot-member table:name="Cieślak" table:display="true" table:show-details="true"/>
                <table:data-pilot-member table:name="Czajkowski" table:display="true" table:show-details="true"/>
                <table:data-pilot-member table:name="Czarnecki" table:display="true" table:show-details="true"/>
                <table:data-pilot-member table:name="Czerwiński" table:display="true" table:show-details="true"/>
                <table:data-pilot-member table:name="Dąbrowski" table:display="true" table:show-details="true"/>
                <table:data-pilot-member table:name="Dobrowolski" table:display="true" table:show-details="true"/>
                <table:data-pilot-member table:name="Domagała" table:display="true" table:show-details="true"/>
                <table:data-pilot-member table:name="Domański" table:display="true" table:show-details="true"/>
                <table:data-pilot-member table:name="Duda" table:display="true" table:show-details="true"/>
                <table:data-pilot-member table:name="Dudek" table:display="true" table:show-details="true"/>
                <table:data-pilot-member table:name="Dziedzic" table:display="true" table:show-details="true"/>
                <table:data-pilot-member table:name="Erad" table:display="true" table:show-details="true"/>
                <table:data-pilot-member table:name="Erat" table:display="true" table:show-details="true"/>
                <table:data-pilot-member table:name="Eratowski" table:display="true" table:show-details="true"/>
                <table:data-pilot-member table:name="Erazim" table:display="true" table:show-details="true"/>
                <table:data-pilot-member table:name="Erazmus" table:display="true" table:show-details="true"/>
                <table:data-pilot-member table:name="Franc" table:display="true" table:show-details="true"/>
                <table:data-pilot-member table:name="Gajewski" table:display="true" table:show-details="true"/>
                <table:data-pilot-member table:name="Głowacki" table:display="true" table:show-details="true"/>
                <table:data-pilot-member table:name="Górecki" table:display="true" table:show-details="true"/>
                <table:data-pilot-member table:name="Górski" table:display="true" table:show-details="true"/>
                <table:data-pilot-member table:name="Grabowski" table:display="true" table:show-details="true"/>
                <table:data-pilot-member table:name="Henrysiak" table:display="true" table:show-details="true"/>
                <table:data-pilot-member table:name="Henryszewski" table:display="true" table:show-details="true"/>
                <table:data-pilot-member table:name="Ignaczak" table:display="true" table:show-details="true"/>
                <table:data-pilot-member table:name="Ignaczek" table:display="true" table:show-details="true"/>
                <table:data-pilot-member table:name="Ignaczewski" table:display="true" table:show-details="true"/>
                <table:data-pilot-member table:name="Ignaczko" table:display="true" table:show-details="true"/>
                <table:data-pilot-member table:name="Ignaczuk" table:display="true" table:show-details="true"/>
                <table:data-pilot-member table:name="Ignaczyk" table:display="true" table:show-details="true"/>
                <table:data-pilot-member table:name="Ignaczyński" table:display="true" table:show-details="true"/>
                <table:data-pilot-member table:name="Jabłoński" table:display="true" table:show-details="true"/>
                <table:data-pilot-member table:name="Jakubowski" table:display="true" table:show-details="true"/>
                <table:data-pilot-member table:name="Janik" table:display="true" table:show-details="true"/>
                <table:data-pilot-member table:name="Jankowski" table:display="true" table:show-details="true"/>
                <table:data-pilot-member table:name="Jarosz" table:display="true" table:show-details="true"/>
                <table:data-pilot-member table:name="Jasiński" table:display="true" table:show-details="true"/>
                <table:data-pilot-member table:name="Jastrzębski" table:display="true" table:show-details="true"/>
                <table:data-pilot-member table:name="Jaworski" table:display="true" table:show-details="true"/>
                <table:data-pilot-member table:name="Jóźwiak" table:display="true" table:show-details="true"/>
                <table:data-pilot-member table:name="Kaczmarczyk" table:display="true" table:show-details="true"/>
                <table:data-pilot-member table:name="Kaczmarek" table:display="true" table:show-details="true"/>
                <table:data-pilot-member table:name="Kalinowski" table:display="true" table:show-details="true"/>
                <table:data-pilot-member table:name="Kamiński" table:display="true" table:show-details="true"/>
                <table:data-pilot-member table:name="Kania" table:display="true" table:show-details="true"/>
                <table:data-pilot-member table:name="Karpiński" table:display="true" table:show-details="true"/>
                <table:data-pilot-member table:name="Kaźmierczak" table:display="true" table:show-details="true"/>
                <table:data-pilot-member table:name="Kołodziej" table:display="true" table:show-details="true"/>
                <table:data-pilot-member table:name="Kołodziejczyk" table:display="true" table:show-details="true"/>
                <table:data-pilot-member table:name="Kopeć" table:display="true" table:show-details="true"/>
                <table:data-pilot-member table:name="Kot" table:display="true" table:show-details="true"/>
                <table:data-pilot-member table:name="Kowalczyk" table:display="true" table:show-details="true"/>
                <table:data-pilot-member table:name="Kowalewski" table:display="true" table:show-details="true"/>
                <table:data-pilot-member table:name="Kowalik" table:display="true" table:show-details="true"/>
                <table:data-pilot-member table:name="Kowalski" table:display="true" table:show-details="true"/>
                <table:data-pilot-member table:name="Kozak" table:display="true" table:show-details="true"/>
                <table:data-pilot-member table:name="Kozioł" table:display="true" table:show-details="true"/>
                <table:data-pilot-member table:name="Kozłowski" table:display="true" table:show-details="true"/>
                <table:data-pilot-member table:name="Krajewski" table:display="true" table:show-details="true"/>
                <table:data-pilot-member table:name="Krawczyk" table:display="true" table:show-details="true"/>
                <table:data-pilot-member table:name="Król" table:display="true" table:show-details="true"/>
                <table:data-pilot-member table:name="Kruk" table:display="true" table:show-details="true"/>
                <table:data-pilot-member table:name="Krupa" table:display="true" table:show-details="true"/>
                <table:data-pilot-member table:name="Kubiak" table:display="true" table:show-details="true"/>
                <table:data-pilot-member table:name="Kucharski" table:display="true" table:show-details="true"/>
                <table:data-pilot-member table:name="Kurek" table:display="true" table:show-details="true"/>
                <table:data-pilot-member table:name="Kwiatkowski" table:display="true" table:show-details="true"/>
                <table:data-pilot-member table:name="Laskowski" table:display="true" table:show-details="true"/>
                <table:data-pilot-member table:name="Leszczyński" table:display="true" table:show-details="true"/>
                <table:data-pilot-member table:name="Lewandowski" table:display="true" table:show-details="true"/>
                <table:data-pilot-member table:name="Lipiński" table:display="true" table:show-details="true"/>
                <table:data-pilot-member table:name="Lis" table:display="true" table:show-details="true"/>
                <table:data-pilot-member table:name="Łuczak" table:display="true" table:show-details="true"/>
                <table:data-pilot-member table:name="Maciejewski" table:display="true" table:show-details="true"/>
                <table:data-pilot-member table:name="Majewski" table:display="true" table:show-details="true"/>
                <table:data-pilot-member table:name="Makowski" table:display="true" table:show-details="true"/>
                <table:data-pilot-member table:name="Malinowski" table:display="true" table:show-details="true"/>
                <table:data-pilot-member table:name="Marciniak" table:display="true" table:show-details="true"/>
                <table:data-pilot-member table:name="Markiewicz" table:display="true" table:show-details="true"/>
                <table:data-pilot-member table:name="Markowski" table:display="true" table:show-details="true"/>
                <table:data-pilot-member table:name="Mazur" table:display="true" table:show-details="true"/>
                <table:data-pilot-member table:name="Mazurek" table:display="true" table:show-details="true"/>
                <table:data-pilot-member table:name="Michalak" table:display="true" table:show-details="true"/>
                <table:data-pilot-member table:name="Michalski" table:display="true" table:show-details="true"/>
                <table:data-pilot-member table:name="Mikołajczyk" table:display="true" table:show-details="true"/>
                <table:data-pilot-member table:name="Mróz" table:display="true" table:show-details="true"/>
                <table:data-pilot-member table:name="Mucha" table:display="true" table:show-details="true"/>
                <table:data-pilot-member table:name="Musiał" table:display="true" table:show-details="true"/>
                <table:data-pilot-member table:name="Nawrocki" table:display="true" table:show-details="true"/>
                <table:data-pilot-member table:name="Nowacki" table:display="true" table:show-details="true"/>
                <table:data-pilot-member table:name="Nowak" table:display="true" table:show-details="true"/>
                <table:data-pilot-member table:name="Nowakowski" table:display="true" table:show-details="true"/>
                <table:data-pilot-member table:name="Nowicki" table:display="true" table:show-details="true"/>
                <table:data-pilot-member table:name="Olszewski" table:display="true" table:show-details="true"/>
                <table:data-pilot-member table:name="Orłowski" table:display="true" table:show-details="true"/>
                <table:data-pilot-member table:name="Ostrowski" table:display="true" table:show-details="true"/>
                <table:data-pilot-member table:name="Pawlak" table:display="true" table:show-details="true"/>
                <table:data-pilot-member table:name="Pawlik" table:display="true" table:show-details="true"/>
                <table:data-pilot-member table:name="Pawłowski" table:display="true" table:show-details="true"/>
                <table:data-pilot-member table:name="Piasecki" table:display="true" table:show-details="true"/>
                <table:data-pilot-member table:name="Piątek" table:display="true" table:show-details="true"/>
                <table:data-pilot-member table:name="Pietrzak" table:display="true" table:show-details="true"/>
                <table:data-pilot-member table:name="Piotrowski" table:display="true" table:show-details="true"/>
                <table:data-pilot-member table:name="Polak" table:display="true" table:show-details="true"/>
                <table:data-pilot-member table:name="Przybylski" table:display="true" table:show-details="true"/>
                <table:data-pilot-member table:name="Rutkowski" table:display="true" table:show-details="true"/>
                <table:data-pilot-member table:name="Sadowski" table:display="true" table:show-details="true"/>
                <table:data-pilot-member table:name="Sawicki" table:display="true" table:show-details="true"/>
                <table:data-pilot-member table:name="Sikora" table:display="true" table:show-details="true"/>
                <table:data-pilot-member table:name="Sikorski" table:display="true" table:show-details="true"/>
                <table:data-pilot-member table:name="Sobczak" table:display="true" table:show-details="true"/>
                <table:data-pilot-member table:name="Sokołowski" table:display="true" table:show-details="true"/>
                <table:data-pilot-member table:name="Stankiewicz" table:display="true" table:show-details="true"/>
                <table:data-pilot-member table:name="Stasiak" table:display="true" table:show-details="true"/>
                <table:data-pilot-member table:name="Stępień" table:display="true" table:show-details="true"/>
                <table:data-pilot-member table:name="Szczepaniak" table:display="true" table:show-details="true"/>
                <table:data-pilot-member table:name="Szczepański" table:display="true" table:show-details="true"/>
                <table:data-pilot-member table:name="Szewczyk" table:display="true" table:show-details="true"/>
                <table:data-pilot-member table:name="Szulc" table:display="true" table:show-details="true"/>
                <table:data-pilot-member table:name="Szymański" table:display="true" table:show-details="true"/>
                <table:data-pilot-member table:name="Szymczak" table:display="true" table:show-details="true"/>
                <table:data-pilot-member table:name="Tomaszewski" table:display="true" table:show-details="true"/>
                <table:data-pilot-member table:name="Tomczak" table:display="true" table:show-details="true"/>
                <table:data-pilot-member table:name="Tomczyk" table:display="true" table:show-details="true"/>
                <table:data-pilot-member table:name="Urban" table:display="true" table:show-details="true"/>
                <table:data-pilot-member table:name="Urbaniak" table:display="true" table:show-details="true"/>
                <table:data-pilot-member table:name="Urbański" table:display="true" table:show-details="true"/>
                <table:data-pilot-member table:name="Walczak" table:display="true" table:show-details="true"/>
                <table:data-pilot-member table:name="Wasilewski" table:display="true" table:show-details="true"/>
                <table:data-pilot-member table:name="Wawrzyniak" table:display="true" table:show-details="true"/>
                <table:data-pilot-member table:name="Wesołowski" table:display="true" table:show-details="true"/>
                <table:data-pilot-member table:name="Wieczorek" table:display="true" table:show-details="true"/>
                <table:data-pilot-member table:name="Wierzbicki" table:display="true" table:show-details="true"/>
                <table:data-pilot-member table:name="Wilk" table:display="true" table:show-details="true"/>
                <table:data-pilot-member table:name="Wiśniewski" table:display="true" table:show-details="true"/>
                <table:data-pilot-member table:name="Witkowski" table:display="true" table:show-details="true"/>
                <table:data-pilot-member table:name="Włodarczyk" table:display="true" table:show-details="true"/>
                <table:data-pilot-member table:name="Wojciechowski" table:display="true" table:show-details="true"/>
                <table:data-pilot-member table:name="Wolski" table:display="true" table:show-details="true"/>
                <table:data-pilot-member table:name="Woźniak" table:display="true" table:show-details="true"/>
                <table:data-pilot-member table:name="Wójcik" table:display="true" table:show-details="true"/>
                <table:data-pilot-member table:name="Wróbel" table:display="true" table:show-details="true"/>
                <table:data-pilot-member table:name="Wróblewski" table:display="true" table:show-details="true"/>
                <table:data-pilot-member table:name="Wysocki" table:display="true" table:show-details="true"/>
                <table:data-pilot-member table:name="Zając" table:display="true" table:show-details="true"/>
                <table:data-pilot-member table:name="Zakrzewski" table:display="true" table:show-details="true"/>
                <table:data-pilot-member table:name="Zalewski" table:display="true" table:show-details="true"/>
                <table:data-pilot-member table:name="Zawadzki" table:display="true" table:show-details="true"/>
                <table:data-pilot-member table:name="Zieliński" table:display="true" table:show-details="true"/>
                <table:data-pilot-member table:name="Ziółkowski" table:display="true" table:show-details="true"/>
                <table:data-pilot-member table:name="Ża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l" fo:country="PL" style:font-name-asian="DejaVu San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DejaVu Sans" style:font-family-asian="'DejaVu Sans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number-style style:name="N10000" number:language="pl" number:country="PL">
      <number:number number:min-integer-digits="1"/>
    </number:number-style>
    <number:number-style style:name="N10115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5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5P0"/>
    </number:number-style>
    <number:number-style style:name="N10116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6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6P0"/>
    </number:number-style>
    <number:number-style style:name="N10118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8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9P0"/>
    </number:number-style>
    <number:date-style style:name="N1012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1" number:language="pl" number:country="PL">
      <number:day number:style="long"/>
      <number:text>-</number:text>
      <number:month number:textual="true"/>
    </number:date-style>
    <number:date-style style:name="N10122" number:language="pl" number:country="PL">
      <number:month number:textual="true"/>
      <number:text>-</number:text>
      <number:year/>
    </number:date-style>
    <number:time-style style:name="N10123" number:language="pl" number:country="PL">
      <number:hours/>
      <number:text>:</number:text>
      <number:minutes number:style="long"/>
      <number:text> </number:text>
      <number:am-pm/>
    </number:time-style>
    <number:time-style style:name="N1012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6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7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9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0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34P2" style:volatile="true" number:language="pl" number:country="PL">
      <number:text> -      </number:text>
    </number:number-style>
    <number:text-style style:name="N10134" number:language="pl" number:country="PL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 -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42" number:language="pl" number:country="PL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46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46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46" number:language="pl" number:country="PL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pl" number:country="PL">
      <number:minutes number:style="long"/>
      <number:text>:</number:text>
      <number:seconds number:style="long"/>
    </number:time-style>
    <number:time-style style:name="N10148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pl" number:country="PL">
      <number:minutes number:style="long"/>
      <number:text>:</number:text>
      <number:seconds number:style="long" number:decimal-places="1"/>
    </number:time-style>
    <number:number-style style:name="N10150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.00.0000</text:date>, <text:time style:data-style-name="N2" text:time-value="08:19:14.781748004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02T13:32:56</meta:creation-date>
    <dc:date>2025-11-12T08:46:44.526983386</dc:date>
    <meta:generator>LibreOffice/24.2.7.2$Linux_X86_64 LibreOffice_project/420$Build-2</meta:generator>
    <meta:editing-duration>PT2M48S</meta:editing-duration>
    <meta:editing-cycles>3</meta:editing-cycles>
    <meta:document-statistic meta:table-count="4" meta:cell-count="27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